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C18000001E0A0B65DB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</office:font-face-decls>
  <office:automatic-styles>
    <style:style style:name="Table13" style:family="table">
      <style:table-properties style:width="16.501cm" style:rel-width="100%" fo:margin-left="0cm" table:align="left"/>
    </style:style>
    <style:style style:name="Table13.A" style:family="table-column">
      <style:table-column-properties style:column-width="2.748cm" style:rel-column-width="1547*"/>
    </style:style>
    <style:style style:name="Table13.B" style:family="table-column">
      <style:table-column-properties style:column-width="5.436cm" style:rel-column-width="3059*"/>
    </style:style>
    <style:style style:name="Table13.C" style:family="table-column">
      <style:table-column-properties style:column-width="2.972cm" style:rel-column-width="1673*"/>
    </style:style>
    <style:style style:name="Table13.D" style:family="table-column">
      <style:table-column-properties style:column-width="3.106cm" style:rel-column-width="1748*"/>
    </style:style>
    <style:style style:name="Table13.E" style:family="table-column">
      <style:table-column-properties style:column-width="2.237cm" style:rel-column-width="1259*"/>
    </style:style>
    <style:style style:name="Table13.1" style:family="table-row">
      <style:table-row-properties style:min-row-height="1.637cm"/>
    </style:style>
    <style:style style:name="Table13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13.2" style:family="table-row">
      <style:table-row-properties style:min-row-height="1.517cm"/>
    </style:style>
    <style:style style:name="Table13.E2" style:family="table-cell" style:data-style-name="N0">
      <style:table-cell-properties style:vertical-align="middle" fo:padding-left="0.191cm" fo:padding-right="0.191cm" fo:padding-top="0cm" fo:padding-bottom="0cm" fo:border="0.018cm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>
        <style:tab-stops/>
      </style:paragraph-properties>
      <style:text-properties fo:hyphenate="false"/>
    </style:style>
    <style:style style:name="P2" style:family="paragraph" style:parent-style-name="Normal">
      <style:paragraph-properties fo:text-align="center" style:justify-single-word="false"/>
      <style:text-properties fo:font-size="14pt" fo:language="nb" fo:country="NO" fo:font-weight="bold" style:font-size-asian="14pt" style:font-weight-asian="bold" style:font-size-complex="14pt"/>
    </style:style>
    <style:style style:name="P3" style:family="paragraph" style:parent-style-name="Normal">
      <style:text-properties fo:font-size="10pt" fo:language="nb" fo:country="NO" fo:font-style="italic" style:font-size-asian="10pt" style:font-style-asian="italic" style:font-size-complex="10pt"/>
    </style:style>
    <style:style style:name="P4" style:family="paragraph" style:parent-style-name="Normal">
      <style:paragraph-properties fo:text-align="center" style:justify-single-word="false"/>
      <style:text-properties fo:font-size="10pt" fo:language="nb" fo:country="NO" fo:font-style="italic" style:font-size-asian="10pt" style:font-style-asian="italic" style:font-size-complex="10pt"/>
    </style:style>
    <style:style style:name="P5" style:family="paragraph" style:parent-style-name="Normal">
      <style:text-properties fo:language="nb" fo:country="NO"/>
    </style:style>
    <style:style style:name="P6" style:family="paragraph" style:parent-style-name="Normal">
      <style:text-properties fo:language="nb" fo:country="NO" fo:font-weight="bold" style:font-weight-asian="bold"/>
    </style:style>
    <style:style style:name="P7" style:family="paragraph" style:parent-style-name="Stil1">
      <style:paragraph-properties fo:margin-top="0cm" fo:margin-bottom="0cm"/>
    </style:style>
    <style:style style:name="P8" style:family="paragraph" style:parent-style-name="Stil1">
      <style:paragraph-properties fo:margin-top="0cm" fo:margin-bottom="0cm" fo:text-align="center" style:justify-single-word="false"/>
      <style:text-properties fo:font-weight="bold" style:language-asian="en" style:country-asian="US" style:font-weight-asian="bold" style:font-size-complex="12pt" style:font-weight-complex="bold"/>
    </style:style>
    <style:style style:name="P9" style:family="paragraph" style:parent-style-name="Stil1">
      <style:paragraph-properties fo:margin-top="0cm" fo:margin-bottom="0cm" fo:text-align="center" style:justify-single-word="false"/>
    </style:style>
    <style:style style:name="P10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11" style:family="paragraph" style:parent-style-name="Standard">
      <style:text-properties fo:language="nb" fo:country="NO"/>
    </style:style>
    <style:style style:name="P12" style:family="paragraph" style:parent-style-name="Normal" style:master-page-name="MP0">
      <style:paragraph-properties style:page-number="auto" fo:break-before="page"/>
    </style:style>
    <style:style style:name="P13" style:family="paragraph" style:parent-style-name="Normal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Normal">
      <style:paragraph-properties fo:text-align="center" style:justify-single-word="false"/>
    </style:style>
    <style:style style:name="P15" style:family="paragraph" style:parent-style-name="Stil1">
      <style:paragraph-properties fo:margin-top="0cm" fo:margin-bottom="0cm" fo:text-align="center" style:justify-single-word="false"/>
      <style:text-properties fo:font-size="11pt" style:font-size-asian="11pt" style:language-asian="en" style:country-asian="US" style:font-size-complex="11pt" style:font-weight-complex="bold"/>
    </style:style>
    <style:style style:name="P16" style:family="paragraph" style:parent-style-name="Stil1">
      <style:paragraph-properties fo:margin-left="1.27cm" fo:margin-right="0cm" fo:margin-top="0cm" fo:margin-bottom="0cm" fo:text-align="center" style:justify-single-word="false" fo:text-indent="-1.27cm" style:auto-text-indent="false">
        <style:tab-stops/>
      </style:paragraph-properties>
      <style:text-properties fo:font-size="11pt" style:font-size-asian="11pt" style:language-asian="en" style:country-asian="US" style:font-size-complex="11pt" style:font-weight-complex="bold"/>
    </style:style>
    <style:style style:name="P17" style:family="paragraph">
      <style:paragraph-properties fo:text-align="start"/>
      <style:text-properties style:text-line-through-style="none" fo:font-family="'Times New Roman'" style:font-style-name="Normal" style:font-family-generic="roman" style:font-pitch="variable" fo:font-size="11pt" fo:font-style="normal" style:text-underline-style="none" fo:font-weight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style:language-asian="nb" style:country-asian="NO"/>
    </style:style>
    <style:style style:name="T3" style:family="text">
      <style:text-properties fo:language="nb" fo:country="NO" fo:font-weight="bold" style:font-weight-asian="bold"/>
    </style:style>
    <style:style style:name="T4" style:family="text">
      <style:text-properties fo:font-size="10pt" fo:language="nb" fo:country="NO" style:font-size-asian="10pt" style:font-size-complex="10pt"/>
    </style:style>
    <style:style style:name="T5" style:family="text">
      <style:text-properties fo:font-size="10pt" style:font-size-asian="10pt" style:language-asian="en" style:country-asian="US"/>
    </style:style>
    <style:style style:name="T6" style:family="text">
      <style:text-properties fo:font-size="11pt" style:font-name-asian="Arial Unicode MS" style:font-size-asian="11pt" style:font-size-complex="11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Picture 1" text:anchor-type="paragraph" svg:x="0.099cm" svg:y="0.019cm" svg:width="10.901cm" style:rel-width="scale" svg:height="1.619cm" style:rel-height="scale" draw:z-index="0"><draw:image xlink:href="Pictures/1000000000000C18000001E0A0B65DB0.png" xlink:type="simple" xlink:show="embed" xlink:actuate="onLoad"/><svg:desc>Matnat</svg:desc></draw:frame></text:p>
      <text:p text:style-name="Normal"/>
      <text:p text:style-name="P2">BEKREFTELSE PÅ FULLFØRT OG BESTÅTT OPPLÆRINGSDEL</text:p>
      <text:p text:style-name="P3">Fylles ut av kandidaten og sendes sammen med søknaden om å få avhandlingen bedømt.</text:p>
      <text:p text:style-name="P4"/>
      <text:p text:style-name="P4"><draw:control text:anchor-type="paragraph" draw:z-index="35" draw:style-name="gr1" draw:text-style-name="P17" svg:width="12.166cm" svg:height="0.581cm" svg:x="3.734cm" svg:y="0.353cm" draw:control="control35"/></text:p>
      <text:p text:style-name="Normal"><text:span text:style-name="Default_20_Paragraph_20_Font"><text:span text:style-name="T3">Kandidatens navn: 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/text:p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5">Emnekode </text:p>
          </table:table-cell>
          <table:table-cell table:style-name="Table13.A1" office:value-type="string">
            <text:p text:style-name="P15">Emne navn</text:p>
          </table:table-cell>
          <table:table-cell table:style-name="Table13.A1" office:value-type="string">
            <text:p text:style-name="P16">Gis hvor</text:p>
          </table:table-cell>
          <table:table-cell table:style-name="Table13.A1" office:value-type="string">
            <text:p text:style-name="P15">Planlagt eksamens-semester og år</text:p>
          </table:table-cell>
          <table:table-cell table:style-name="Table13.A1" office:value-type="string">
            <text:p text:style-name="P15">Antall</text:p>
            <text:p text:style-name="P15">studie-poeng</text:p>
          </table:table-cell>
        </table:table-row>
        <table:table-row table:style-name="Table13.2">
          <table:table-cell table:style-name="Table13.A1" office:value-type="string">
            <text:p text:style-name="P13">MNSES9100</text:p>
          </table:table-cell>
          <table:table-cell table:style-name="Table13.A1" office:value-type="string">
            <text:p text:style-name="P13">Science, Ethics and Society</text:p>
          </table:table-cell>
          <table:table-cell table:style-name="Table13.A1" office:value-type="string">
            <text:p text:style-name="P13">UiO</text:p>
          </table:table-cell>
          <table:table-cell table:style-name="Table13.A1" office:value-type="string">
            <text:p text:style-name="P14"><draw:control text:anchor-type="paragraph" draw:z-index="1" draw:style-name="gr1" draw:text-style-name="P17" svg:width="2.133cm" svg:height="0.581cm" svg:x="0.074cm" svg:y="0.042cm" draw:control="control1"/><text:span text:style-name="Default_20_Paragraph_20_Font"><text:span text:style-name="T6">     </text:span></text:span></text:p>
          </table:table-cell>
          <table:table-cell table:style-name="Table13.E2" office:value-type="float" office:value="5">
            <text:p text:style-name="P13">5</text:p>
          </table:table-cell>
        </table:table-row>
        <table:table-row table:style-name="Table13.2">
          <table:table-cell table:style-name="Table13.A1" office:value-type="string">
            <text:p text:style-name="P14"><draw:control text:anchor-type="paragraph" draw:z-index="2" draw:style-name="gr1" draw:text-style-name="P17" svg:width="2.133cm" svg:height="0.581cm" svg:x="0.074cm" svg:y="0.042cm" draw:control="control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3" draw:style-name="gr1" draw:text-style-name="P17" svg:width="4.744cm" svg:height="0.581cm" svg:x="0.206cm" svg:y="0.002cm" draw:control="control3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4" draw:style-name="gr1" draw:text-style-name="P17" svg:width="2.133cm" svg:height="0.581cm" svg:x="0.074cm" svg:y="0.042cm" draw:control="control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5" draw:style-name="gr1" draw:text-style-name="P17" svg:width="2.133cm" svg:height="0.581cm" svg:x="0.074cm" svg:y="0.042cm" draw:control="control5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6" draw:style-name="gr1" draw:text-style-name="P17" svg:width="0.613cm" svg:height="0.5cm" svg:x="1.127cm" svg:y="0.014cm" draw:control="control6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14"><draw:control text:anchor-type="paragraph" draw:z-index="7" draw:style-name="gr1" draw:text-style-name="P17" svg:width="2.133cm" svg:height="0.581cm" svg:x="0.074cm" svg:y="0.042cm" draw:control="control7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8" draw:style-name="gr1" draw:text-style-name="P17" svg:width="4.744cm" svg:height="0.581cm" svg:x="0.206cm" svg:y="0.002cm" draw:control="control8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9" draw:style-name="gr1" draw:text-style-name="P17" svg:width="2.133cm" svg:height="0.581cm" svg:x="0.074cm" svg:y="0.042cm" draw:control="control9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0" draw:style-name="gr1" draw:text-style-name="P17" svg:width="2.133cm" svg:height="0.581cm" svg:x="0.074cm" svg:y="0.042cm" draw:control="control10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1" draw:style-name="gr1" draw:text-style-name="P17" svg:width="0.613cm" svg:height="0.5cm" svg:x="1.127cm" svg:y="0.014cm" draw:control="control11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14"><draw:control text:anchor-type="paragraph" draw:z-index="12" draw:style-name="gr1" draw:text-style-name="P17" svg:width="2.133cm" svg:height="0.581cm" svg:x="0.074cm" svg:y="0.042cm" draw:control="control1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3" draw:style-name="gr1" draw:text-style-name="P17" svg:width="4.744cm" svg:height="0.581cm" svg:x="0.206cm" svg:y="0.002cm" draw:control="control13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4" draw:style-name="gr1" draw:text-style-name="P17" svg:width="2.133cm" svg:height="0.581cm" svg:x="0.074cm" svg:y="0.042cm" draw:control="control1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5" draw:style-name="gr1" draw:text-style-name="P17" svg:width="2.133cm" svg:height="0.581cm" svg:x="0.074cm" svg:y="0.042cm" draw:control="control15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6" draw:style-name="gr1" draw:text-style-name="P17" svg:width="0.613cm" svg:height="0.5cm" svg:x="1.127cm" svg:y="0.014cm" draw:control="control16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14"><draw:control text:anchor-type="paragraph" draw:z-index="17" draw:style-name="gr1" draw:text-style-name="P17" svg:width="2.133cm" svg:height="0.581cm" svg:x="0.074cm" svg:y="0.042cm" draw:control="control17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8" draw:style-name="gr1" draw:text-style-name="P17" svg:width="4.744cm" svg:height="0.581cm" svg:x="0.206cm" svg:y="0.002cm" draw:control="control18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19" draw:style-name="gr1" draw:text-style-name="P17" svg:width="2.133cm" svg:height="0.581cm" svg:x="0.074cm" svg:y="0.042cm" draw:control="control19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0" draw:style-name="gr1" draw:text-style-name="P17" svg:width="2.133cm" svg:height="0.581cm" svg:x="0.074cm" svg:y="0.042cm" draw:control="control20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1" draw:style-name="gr1" draw:text-style-name="P17" svg:width="0.613cm" svg:height="0.5cm" svg:x="1.127cm" svg:y="0.014cm" draw:control="control21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14"><draw:control text:anchor-type="paragraph" draw:z-index="22" draw:style-name="gr1" draw:text-style-name="P17" svg:width="2.133cm" svg:height="0.581cm" svg:x="0.074cm" svg:y="0.042cm" draw:control="control2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3" draw:style-name="gr1" draw:text-style-name="P17" svg:width="4.744cm" svg:height="0.581cm" svg:x="0.206cm" svg:y="0.002cm" draw:control="control23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4" draw:style-name="gr1" draw:text-style-name="P17" svg:width="2.133cm" svg:height="0.581cm" svg:x="0.074cm" svg:y="0.042cm" draw:control="control2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5" draw:style-name="gr1" draw:text-style-name="P17" svg:width="2.133cm" svg:height="0.581cm" svg:x="0.074cm" svg:y="0.042cm" draw:control="control25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6" draw:style-name="gr1" draw:text-style-name="P17" svg:width="0.613cm" svg:height="0.5cm" svg:x="1.127cm" svg:y="0.014cm" draw:control="control26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14"><draw:control text:anchor-type="paragraph" draw:z-index="27" draw:style-name="gr1" draw:text-style-name="P17" svg:width="2.133cm" svg:height="0.581cm" svg:x="0.074cm" svg:y="0.042cm" draw:control="control27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8" draw:style-name="gr1" draw:text-style-name="P17" svg:width="4.744cm" svg:height="0.581cm" svg:x="0.206cm" svg:y="0.002cm" draw:control="control28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29" draw:style-name="gr1" draw:text-style-name="P17" svg:width="2.133cm" svg:height="0.581cm" svg:x="0.074cm" svg:y="0.042cm" draw:control="control29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30" draw:style-name="gr1" draw:text-style-name="P17" svg:width="2.133cm" svg:height="0.581cm" svg:x="0.074cm" svg:y="0.042cm" draw:control="control30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31" draw:style-name="gr1" draw:text-style-name="P17" svg:width="0.613cm" svg:height="0.5cm" svg:x="1.127cm" svg:y="0.014cm" draw:control="control31"/><text:span text:style-name="Default_20_Paragraph_20_Font"><text:span text:style-name="T6">  </text:span></text:span></text:p>
          </table:table-cell>
        </table:table-row>
        <table:table-row table:style-name="Table13.2">
          <table:table-cell table:style-name="Table13.A1" office:value-type="string">
            <text:p text:style-name="P14"><draw:control text:anchor-type="paragraph" draw:z-index="32" draw:style-name="gr1" draw:text-style-name="P17" svg:width="2.133cm" svg:height="0.581cm" svg:x="0.074cm" svg:y="0.042cm" draw:control="control32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36" draw:style-name="gr1" draw:text-style-name="P17" svg:width="4.744cm" svg:height="0.581cm" svg:x="0.206cm" svg:y="0.002cm" draw:control="control36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33" draw:style-name="gr1" draw:text-style-name="P17" svg:width="2.133cm" svg:height="0.581cm" svg:x="0.152cm" svg:y="0.005cm" draw:control="control33"/><text:span text:style-name="Default_20_Paragraph_20_Font"><text:span text:style-name="T6">    </text:span></text:span></text:p>
          </table:table-cell>
          <table:table-cell table:style-name="Table13.A1" office:value-type="string">
            <text:p text:style-name="P14"><draw:control text:anchor-type="paragraph" draw:z-index="34" draw:style-name="gr1" draw:text-style-name="P17" svg:width="2.133cm" svg:height="0.581cm" svg:x="0.309cm" svg:y="0.005cm" draw:control="control34"/><text:span text:style-name="Default_20_Paragraph_20_Font"><text:span text:style-name="T6">     </text:span></text:span></text:p>
          </table:table-cell>
          <table:table-cell table:style-name="Table13.A1" office:value-type="string">
            <text:p text:style-name="P14"><draw:control text:anchor-type="paragraph" draw:z-index="37" draw:style-name="gr1" draw:text-style-name="P17" svg:width="0.613cm" svg:height="0.5cm" svg:x="1.127cm" svg:y="0.014cm" draw:control="control37"/><text:span text:style-name="Default_20_Paragraph_20_Font"><text:span text:style-name="T6"/></text:span></text:p>
          </table:table-cell>
        </table:table-row>
      </table:table>
      <text:p text:style-name="P11"/>
      <text:p text:style-name="Normal"/>
      <text:p text:style-name="Normal"/>
      <text:p text:style-name="Normal"/>
      <text:p text:style-name="P5"><text:s text:c="2"/>_______________________________</text:p>
      <text:p text:style-name="Normal"><text:span text:style-name="Default_20_Paragraph_20_Font"><text:span text:style-name="T1"><text:s/></text:span></text:span><text:span text:style-name="Default_20_Paragraph_20_Font"><text:span text:style-name="T4"><text:s/>dato og underskrift doktorgradskandidat</text:span></text:span></text:p>
      <text:p text:style-name="Normal"/>
      <text:p text:style-name="P10"/>
      <text:p text:style-name="Normal"/>
      <text:p text:style-name="P6">Grunnenheten bekrefter at emnene er bestått og at opplæringsdelen er fullført.</text:p>
      <text:p text:style-name="P5"/>
      <text:p text:style-name="P5"/>
      <text:p text:style-name="P5"><text:s text:c="2"/>_______________________________</text:p>
      <text:p text:style-name="Normal"><text:span text:style-name="Default_20_Paragraph_20_Font"><text:span text:style-name="T1"><text:s/></text:span></text:span><text:span text:style-name="Default_20_Paragraph_20_Font"><text:span text:style-name="T4"><text:s/>dato og underskrift grunnenhete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b" fo:country="NO" fo:font-style="normal" fo:text-shadow="none" style:text-underline-style="none" fo:font-weight="normal" style:letter-kerning="false" style:font-size-asian="10pt" style:language-asian="nb" style:country-asian="NO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0" fo:hyphenation-push-char-count="0"/>
    </style:style>
    <style:style style:name="Stil1" style:family="paragraph" style:parent-style-name="Body_20_Text">
      <style:paragraph-properties fo:hyphenation-ladder-count="no-limit"/>
      <style:text-properties fo:language="nb" fo:country="NO" style:language-asian="nb" style:country-asian="NO" style:font-size-complex="10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language="nb" fo:country="NO" style:language-asian="nb" style:country-asian="N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51cm" fo:margin-bottom="1.251cm" fo:margin-left="2.501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BEKREFTELSE PÅ FULLFØRT OG BESTÅTT OPPLÆRINGSDEL</dc:title>
    <meta:initial-creator>Merethe Bremer</meta:initial-creator>
    <dc:creator>Jean-Raphaël Martinez</dc:creator>
    <meta:creation-date>2011-03-24T18:45:00Z</meta:creation-date>
    <dc:date>2011-03-24T19:53:07.84</dc:date>
    <meta:editing-cycles>3</meta:editing-cycles>
    <meta:editing-duration>PT7M29S</meta:editing-duration>
    <meta:document-statistic meta:table-count="1" meta:image-count="1" meta:object-count="0" meta:page-count="1" meta:paragraph-count="53" meta:word-count="61" meta:character-count="644"/>
    <meta:template xlink:type="simple" xlink:actuate="onRequest" xlink:title="" xlink:href="Normal.dotm"/>
  </office:meta>
</office:document-meta>
</file>